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use-window-font-color="true"/>
    </style:style>
    <style:style style:name="P2" style:family="paragraph" style:parent-style-name="Standard">
      <style:text-properties style:use-window-font-color="true" fo:font-weight="bold" style:font-weight-asian="bold" style:font-weight-complex="bold"/>
    </style:style>
    <style:style style:name="P3" style:family="paragraph" style:parent-style-name="Standard">
      <style:paragraph-properties fo:margin-left="0cm" fo:margin-right="0cm" fo:text-align="start" style:justify-single-word="false" fo:text-indent="0cm" style:auto-text-indent="false" style:text-autospace="none"/>
      <style:text-properties style:use-window-font-color="true" style:font-name="Monospace" fo:font-size="10pt" style:font-name-asian="Monospace" style:font-size-asian="10pt" style:font-name-complex="Monospace"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Monospace" fo:font-size="10pt" fo:font-weight="normal" style:font-name-asian="Monospace" style:font-size-asian="10pt" style:font-weight-asian="normal" style:font-name-complex="Monospace" style:font-size-complex="10pt" style:font-weight-complex="normal"/>
    </style:style>
    <style:style style:name="P5" style:family="paragraph" style:parent-style-name="Standard">
      <style:paragraph-properties style:border-line-width-bottom="0.002cm 0.035cm 0.002cm" fo:padding="0.074cm" fo:border-left="none" fo:border-right="none" fo:border-top="none" fo:border-bottom="0.06pt double #000000" style:join-border="false"/>
      <style:text-properties style:use-window-font-color="true"/>
    </style:style>
    <style:style style:name="P6" style:family="paragraph" style:parent-style-name="Standard">
      <style:paragraph-properties fo:break-before="page" style:border-line-width-bottom="0.002cm 0.035cm 0.002cm" fo:padding="0.074cm" fo:border-left="none" fo:border-right="none" fo:border-top="none" fo:border-bottom="0.06pt double #000000" style:join-border="false"/>
      <style:text-properties style:use-window-font-color="true"/>
    </style:style>
    <style:style style:name="P7" style:family="paragraph" style:parent-style-name="Standard">
      <style:paragraph-properties fo:break-before="page"/>
      <style:text-properties style:use-window-font-color="true"/>
    </style:style>
    <style:style style:name="P8" style:family="paragraph" style:parent-style-name="Standard" style:list-style-name="L1">
      <style:text-properties style:use-window-font-color="tru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style:style>
    <style:style style:name="T4" style:family="text">
      <style:text-properties fo:language="en" fo:country="US"/>
    </style:style>
    <style:style style:name="T5" style:family="text">
      <style:text-properties fo:color="#ff00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Java Avancé IR2 2013-2014</text:p>
      <text:p text:style-name="P1"/>
      <text:p text:style-name="P1"><text:tab/>En binômes, a rendre avant le départ en entreprise. </text:p>
      <text:p text:style-name="P1"><text:tab/>Sur la plateforme http://elearning.univ-mlv.fr. </text:p>
      <text:p text:style-name="P1"/>
      <text:p text:style-name="P1"><text:tab/>DM <text:span text:style-name="T4">Checker</text:span> </text:p>
      <text:p text:style-name="P1"/>
      <text:p text:style-name="P1"><text:tab/>L'objectif de l'application DM Checker est de <text:span text:style-name="T1">simplifier et accélérer</text:span> le travail d'évaluation des projets rendus par des groupes d'étudiants. L'idée est d'automatiser une partie de cette évaluation de façon à ce que les étudiants ne soit pas évalués sur des « bêtises » : manque un fichier, ne compile pas, ne construit pas l'exécutable demandé, fait des affichages non nécessaires, mais sur des qualités logiciels effectives : les objectifs fonctionnels sont là, la qualité du code est avérée, etc. </text:p>
      <text:p text:style-name="P1"><text:s/></text:p>
      <text:p text:style-name="P1"><text:tab/>Le projet consiste en trois parties.</text:p>
      <text:list xml:id="list3778695781" text:style-name="L1">
        <text:list-item>
          <text:p text:style-name="P8">La partie Mort subite qui teste des propriétés formelles que doit vérifier le livrable (une archive), le type de projet n'est pas précisé ici.</text:p>
        </text:list-item>
        <text:list-item>
          <text:p text:style-name="P8">La partie Test qui va appliquer des tests junit au projet qui est un projet en Java,</text:p>
        </text:list-item>
        <text:list-item>
          <text:p text:style-name="P8">La partie Évaluation qui permet de faire des tests fonctionnels du logiciel d'un projet et de lire la documentation et de prendre des notes/remarques et de donner une note grâce a plusieurs critères.</text:p>
        </text:list-item>
      </text:list>
      <text:p text:style-name="P1"/>
      <text:p text:style-name="P1">Modalités de Rendu :</text:p>
      <text:p text:style-name="P1">Voir modalités pratiques sur la plateforme elearning.univ-mlv.fr.</text:p>
      <text:p text:style-name="P1"/>
      <text:p text:style-name="P1">Le rendu est un projet eclipse exporté avec export de projet sous forme d'archive zip.</text:p>
      <text:p text:style-name="P1">Dans le fichier "build.xml" il y a une target "make" qui construit un <text:span text:style-name="T1">exécutable</text:span> <text:span text:style-name="T3">DmChecker</text:span> dans le répertoire projet/bin/ qui vérifie les fonctionnalités décrites ci-dessous.</text:p>
      <text:p text:style-name="P1"/>
      <text:p text:style-name="P1"/>
      <text:p text:style-name="P7"/>
      <text:p text:style-name="P1">Description des fonctionnalités.</text:p>
      <text:p text:style-name="P1"/>
      <text:p text:style-name="P5">PARTIE I</text:p>
      <text:p text:style-name="P1"/>
      <text:p text:style-name="P1">Contrôle du format d'un fichier et déploiement des rendus Moodle.</text:p>
      <text:p text:style-name="P1"/>
      <text:p text:style-name="P1">Remarques : l'architecture (organisation du code) est importante ici, la simplicité et la ré-utilisabilité du code seront évaluées. L'usage de lambda sera un plus apprécié. <text:s/>Utilisation de la librairie JSAP est autorisée. Bien sur vous penserez à intégrer une version de la librairie dans votre rendu. <text:s/></text:p>
      <text:p text:style-name="P1"/>
      <text:p text:style-name="P1"/>
      <text:p text:style-name="P1">L'outil a deux usages, un pour les étudiants qui permet de vérifier le projet, qui peut être intégré à la plate forme moodle, le deuxième vérification et préparation de la deuxième partie.</text:p>
      <text:p text:style-name="P1"/>
      <text:p text:style-name="P1">Dans le premier cas option -1 <text:s/>la commande permet de tester une seule archive, la valeur de retour est booléenne 0 accepte l'archive et sinon la valeur de retour est la première erreur trouvée dans l'archive. La commande fournit sur la sortie standard (System.out) un texte expliquant pourquoi l'archive n'a pas été acceptée. <text:s/></text:p>
      <text:p text:style-name="P1"/>
      <text:p text:style-name="P3">Usage: DmChecker <text:s/>-1 [options] fichierarchive </text:p>
      <text:p text:style-name="P1"/>
      <text:p text:style-name="P1"/>
      <text:p text:style-name="P1"/>
      <text:p text:style-name="P1">Dans le deuxième cas option -2 <text:s/>la commande permet de tester et déployer une archive d'archives, la commande fournit un diagnostic (similaire a celui de l'option -1 sur System.out) avec les problèmes rencontrés, mais dans cette version l'objectif est d'extraire « au mieux » les archives fournies. La commande extrait les archives de l'archive dans le <text:s/>répertoire cible .</text:p>
      <text:p text:style-name="P1"/>
      <text:p text:style-name="P1">Remarques : Pour la deuxième option le critère après bien sûr la fonctionnalité sera le critère de robustesse.</text:p>
      <text:p text:style-name="P1"/>
      <text:p text:style-name="P3">Usage: <text:s/>DmChecker <text:s/>-2 [options] archivedarchives <text:s/>repertoire_cible</text:p>
      <text:p text:style-name="P3"/>
      <text:p text:style-name="P3"><text:s text:c="8"/>Le fichier en paramètre archivedarchives est une archive d'archives fournies par moodle. Cette archive contient pour chaque étudiant du cours Moodle une entrée de la forme "NOM PRENOMS_nomdonneparletudiantasonrendu_00000.zip" la partie "NOM PRENOMS" est une clef unique ainsi que la valeur numérique finale. </text:p>
      <text:p text:style-name="P3">Voire le fichier "exemple1".(attention en splitant, l’étudiant peut utiliser le signe '_' dans le nom de son rendu.) Après vérification de l'option <text:s/><text:span text:style-name="T1">onetop </text:span><text:span text:style-name="T2">l'archive est décompressé</text:span><text:span text:style-name="T2">e</text:span><text:span text:style-name="T2"> dans le répertoire , puis le répertoire renommé "NOM_PRENOMS" (avec remplacement des espaces par des soulignés ).</text:span></text:p>
      <text:p text:style-name="P4">Si le fichier n'est pas une archive création du répertoire "NOM_PRENOMS" et sauvegarde du fichier nomdonneparletudiantasonrendu <text:s/>dedans.</text:p>
      <text:p text:style-name="P3"/>
      <text:p text:style-name="P3"><text:s text:c="2"/></text:p>
      <text:p text:style-name="P3"><text:s text:c="2"/>[(-d|--destination) &lt;dest&gt;]</text:p>
      <text:p text:style-name="P3"><text:s text:c="8"/>Répertoire dans le quel les archives sont décompressées si il n'est pas donné en deuxième paramètres</text:p>
      <text:p text:style-name="P3"><text:s text:c="2"/>[-v|--verbose]</text:p>
      <text:p text:style-name="P3"><text:s text:c="8"/>Affichages supplémentaires sur System.err</text:p>
      <text:p text:style-name="P3"/>
      <text:p text:style-name="P3">Les options suivantes sont des informations qui génèrent des messages, voir les messages prédéfinis dans la énumération DmMessages</text:p>
      <text:p text:style-name="P3"><text:s text:c="2"/>[(-o|--onetop) &lt;onetop&gt;]</text:p>
      <text:p text:style-name="P3"><text:s text:c="8"/>Un seul sous répertoire de nom &lt;onetop&gt; dans le répertoire racine de <text:soft-page-break/>l'archive sans compter les répertoires et fichiers ignorés comme : './ ' </text:p>
      <text:p text:style-name="P3"><text:s text:c="2"/>[(-e|--endsWith) &lt;endswith&gt;]</text:p>
      <text:p text:style-name="P3"><text:s text:c="8"/>les fichiers dont le nom se termine par la &lt;endswith&gt; <text:s/>sont interdits par exemple: -e ~ pour les noms de fichiers terminant par ~ </text:p>
      <text:p text:style-name="P3">ou -e __MACOSX ces fichiers/répertoires seront ignorés à la décompression </text:p>
      <text:p text:style-name="P3"><text:s text:c="2"/>[(-x|--existe) &lt;existe&gt;]</text:p>
      <text:p text:style-name="P3"><text:s text:c="8"/>Vérifie la présence du fichier ou répertoire (regex) </text:p>
      <text:p text:style-name="P3"><text:s text:c="6"/>le répertoire top level est ignoré dans la comparaison <text:line-break/><text:tab/>par exemple:-x index.html</text:p>
      <text:p text:style-name="P3"><text:s text:c="2"/>[(-i|--interdit) &lt;interdit&gt;]</text:p>
      <text:p text:style-name="P3"><text:s text:c="8"/>Vérifie l'absence du fichier ou répertoire de regex &lt;interdit&gt; </text:p>
      <text:p text:style-name="P3"><text:s text:c="8"/>le repertoire top level est ignoré dans la comparaison<text:span text:style-name="T5">Java Swing Tutorial ??</text:span></text:p>
      <text:p text:style-name="P3"><text:tab/>par exemple : --interdit __MACOSX</text:p>
      <text:p text:style-name="P3"><text:s text:c="2"/>[(-b|--beginsWith) &lt;startswith&gt;]</text:p>
      <text:p text:style-name="P3"><text:s text:c="8"/>les fichiers/répertoires commençant par &lt;startswith&gt; sont interdits par exemples f_ pour les noms de <text:s/>fichiers commençant par f_ </text:p>
      <text:p text:style-name="P3"/>
      <text:p text:style-name="P3">Les options suivante imposent les options précédentes en mort subite.</text:p>
      <text:p text:style-name="P3"><text:s text:c="2"/>[(-E|--forceendsWith) &lt;forceendswith&gt;]</text:p>
      <text:p text:style-name="P3"><text:s text:c="2"/>[(-O|--forceonetop) &lt;fonetop&gt;]</text:p>
      <text:p text:style-name="P3"><text:s text:c="2"/>[(-X|--forceexiste) &lt;forceexiste&gt;]</text:p>
      <text:p text:style-name="P3"><text:s text:c="2"/>[(-I|--forceinterdit) &lt;forceinterdit&gt;]</text:p>
      <text:p text:style-name="P3"><text:s text:c="2"/>[(-B|--forcebeginsWith) &lt;forcestartswith&gt;]</text:p>
      <text:p text:style-name="P3"/>
      <text:p text:style-name="P3">Toutes les options sont a priori répétables -e ~ -e .o -e .exe. </text:p>
      <text:p text:style-name="P3"/>
      <text:p text:style-name="P5">PARTIE II</text:p>
      <text:p text:style-name="P4"/>
      <text:p text:style-name="P3"/>
      <text:p text:style-name="P3"/>
      <text:p text:style-name="P3">Usage : DmChecker -3 repertoiredestests [-d] repertoiredesprojets resultats</text:p>
      <text:p text:style-name="P3"/>
      <text:p text:style-name="P3"/>
      <text:p text:style-name="P3">DmChecker vas faire tourner les tests junit du repertoiredetest sur le projet repertoiredeprojets (avec l'option -d sur tout les sousrepertoire directs de repertoiredeprojets.</text:p>
      <text:p text:style-name="P3"/>
      <text:p text:style-name="P3"/>
      <text:p text:style-name="P3"/>
      <text:p text:style-name="P3">On suppose que l'on connaît la structure de source du projet a tester et que le répertoire de test est défini avec la même structure de paquetage.</text:p>
      <text:p text:style-name="P3"/>
      <text:p text:style-name="P3">Le résultat de l’exécution de DmChecker -3 est un fichier texte avec le format suivant :</text:p>
      <text:p text:style-name="P3">&lt;dmchecker&gt;</text:p>
      <text:p text:style-name="P3">&lt;soft name="nomdurepertoire" student="NOM PRENOMS"&gt;</text:p>
      <text:p text:style-name="P3">&lt;test name="nomcompletdutest" result=true|false &gt;</text:p>
      <text:p text:style-name="P3">affichages du test si il y en a </text:p>
      <text:p text:style-name="P3">&lt;/test&gt;</text:p>
      <text:p text:style-name="P3">…</text:p>
      <text:p text:style-name="P3">&lt;/soft&gt;</text:p>
      <text:p text:style-name="P3">…</text:p>
      <text:p text:style-name="P3">&lt;/dmchecker&gt;</text:p>
      <text:p text:style-name="P3"/>
      <text:p text:style-name="P3">voire le dossier reptest </text:p>
      <text:p text:style-name="P3"/>
      <text:p text:style-name="P3"/>
      <text:p text:style-name="P3">TESTS :</text:p>
      <text:p text:style-name="P3">Le répertoire de test contient des tests junit applicables sur le projet rendu.</text:p>
      <text:p text:style-name="P3">On suppose que l'on a une structure de fichiers de la forme suivante :</text:p>
      <text:p text:style-name="P3">mon_projet_a_moi/</text:p>
      <text:p text:style-name="P3"><text:soft-page-break/><text:tab/>src/</text:p>
      <text:p text:style-name="P3"><text:tab/><text:tab/>paka1/paka2/toto.java</text:p>
      <text:p text:style-name="P3"><text:tab/>bin/</text:p>
      <text:p text:style-name="P3"><text:tab/>(vide)</text:p>
      <text:p text:style-name="P3"><text:tab/>doc/</text:p>
      <text:p text:style-name="P3"><text:tab/>des fichiers</text:p>
      <text:p text:style-name="P3"/>
      <text:p text:style-name="P6">PARTIE III</text:p>
      <text:p text:style-name="P4"/>
      <text:p text:style-name="P3"/>
      <text:p text:style-name="P3">La troisième partie est une petite application graphique qui utilise un exécutable qui permet de lancer les exécutables fournis par les élèves.</text:p>
      <text:p text:style-name="P3"/>
      <text:p text:style-name="P3">On suppose que DmChechker -3 nous a fourni un répertoire avec différents sous répertoires représentant chacun le projet d'un étudiant.</text:p>
      <text:p text:style-name="P3"/>
      <text:p text:style-name="P3"/>
      <text:p text:style-name="P3">On suppose que l'enseignant a défini un nom d'exécutable que l'on doit passer en paramètre.</text:p>
      <text:p text:style-name="P3"/>
      <text:p text:style-name="P3">La commande : </text:p>
      <text:p text:style-name="P3">DmCHechker -4 nomexe repertoire fichierdedonnée fichierdecritères</text:p>
      <text:p text:style-name="P3"/>
      <text:p text:style-name="P3">charge le fichierdedonnée qui contient une liste de lignes (la premiere est une ligne de titres)</text:p>
      <text:p text:style-name="P3">num:repertoireprojet:NOM PRENOMS</text:p>
      <text:p text:style-name="P3"/>
      <text:p text:style-name="P3">le fichier de critères contient des lignes de la forme (le première est une ligne de titres)</text:p>
      <text:p text:style-name="P3">num:titre:description:barem</text:p>
      <text:p text:style-name="P3"/>
      <text:p text:style-name="P3">Vous pourrez utiliser un <text:a xlink:type="simple" xlink:href="http://docs.oracle.com/javase/7/docs/api/java/util/Scanner.html" office:target-frame-name="_blank" xlink:show="new">Scanner</text:a> en utilisant le deux-point comme <text:a xlink:type="simple" xlink:href="http://docs.oracle.com/javase/7/docs/api/java/util/Scanner.html#useDelimiter%28java.lang.String%29" office:target-frame-name="_blank" xlink:show="new">delimiter</text:a>.</text:p>
      <text:p text:style-name="P3"/>
      <text:p text:style-name="P3">L'interface graphique permet de lancer l'exécutable et de l'évaluer en notant le projet pour chaque critère.</text:p>
      <text:p text:style-name="P3"/>
      <text:p text:style-name="P3">Le projet sauvegarde l'état de la notation à chaque changement de projet, et toute les minutes. Si l'on ferme et l'on arrête le logiciel les notations sont rechargées. Les notation sont stockées dans un fichier "notes" du répertoire contenant les projets.</text:p>
      <text:p text:style-name="P3">num:NOM PRENOMS:crit1:crit2:crit3:crit4:etc pour le « bon » nombre de critères</text:p>
      <text:p text:style-name="P3">12:Mangin Pierre Paul Jacques:6:4:4:4:0:0:0:0</text:p>
      <text:p text:style-name="P3"/>
      <text:p text:style-name="P3">Des boutons permettent de naviguer d'un projet à l'autre et permettent de lancer/stoper/relancer les exécutables encours de correctio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que Revuz</meta:initial-creator>
    <meta:creation-date>2013-10-24T16:09:17</meta:creation-date>
    <dc:date>2013-11-13T00:35:21.379689538</dc:date>
    <dc:creator>alex </dc:creator>
    <meta:editing-duration>PT5H17M35S</meta:editing-duration>
    <meta:editing-cycles>10</meta:editing-cycles>
    <meta:generator>LibreOffice/3.5$Linux_X86_64 LibreOffice_project/350m1$Build-2</meta:generator>
    <meta:document-statistic meta:table-count="0" meta:image-count="0" meta:object-count="0" meta:page-count="5" meta:paragraph-count="95" meta:word-count="1132" meta:character-count="7688" meta:non-whitespace-character-count="6513"/>
  </office:meta>
</office:document-meta>
</file>